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3.25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3.29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38cm" fo:min-width="2.041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655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5.283cm" fo:min-width="3.25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58cm" svg:height="1.27cm" svg:x="9.047cm" svg:y="4.23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92cm" svg:height="1.27cm" svg:x="1.97cm" svg:y="4.232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16.24cm" svg:y="6.455cm">
          <text:p text:style-name="P1">B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27cm" svg:height="1.905cm" svg:x="16.875cm" svg:y="2.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905cm" svg:x="17.192cm" svg:y="2.3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905cm" svg:x="17.51cm" svg:y="2.6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72cm" svg:height="0.962cm" svg:x="16.377cm" svg:y="4.562cm">
          <draw:text-box>
            <text:p>Fichiers</text:p>
          </draw:text-box>
        </draw:frame>
        <draw:line draw:style-name="gr6" draw:text-style-name="P5" draw:layer="layout" svg:x1="5.762cm" svg:y1="4.685cm" svg:x2="8.937cm" svg:y2="4.667cm">
          <text:p/>
        </draw:line>
        <draw:line draw:style-name="gr6" draw:text-style-name="P5" draw:layer="layout" svg:x1="12.747cm" svg:y1="4.867cm" svg:x2="16.24cm" svg:y2="3.28cm">
          <text:p/>
        </draw:line>
        <draw:line draw:style-name="gr6" draw:text-style-name="P5" draw:layer="layout" svg:x1="12.747cm" svg:y1="4.862cm" svg:x2="15.922cm" svg:y2="7.09cm">
          <text:p/>
        </draw:line>
        <draw:line draw:style-name="gr6" draw:text-style-name="P5" draw:layer="layout" svg:x1="8.937cm" svg:y1="5.185cm" svg:x2="5.822cm" svg:y2="5.185cm">
          <text:p/>
        </draw:line>
        <draw:frame draw:style-name="gr7" draw:text-style-name="P4" draw:layer="layout" svg:width="2.161cm" svg:height="0.962cm" svg:x="6.415cm" svg:y="2.197cm">
          <draw:text-box>
            <text:p>HTTP</text:p>
          </draw:text-box>
        </draw:frame>
        <draw:frame draw:style-name="gr8" draw:text-style-name="P4" draw:layer="layout" svg:width="2.229cm" svg:height="0.962cm" svg:x="6.697cm" svg:y="5.52cm">
          <draw:text-box>
            <text:p>HTML</text:p>
          </draw:text-box>
        </draw:frame>
        <draw:frame draw:style-name="gr9" draw:text-style-name="P4" draw:layer="layout" svg:width="3.719cm" svg:height="0.962cm" svg:x="5.68cm" svg:y="3.597cm">
          <draw:text-box>
            <text:p>GET/POST</text:p>
          </draw:text-box>
        </draw:frame>
        <draw:custom-shape draw:style-name="gr1" draw:text-style-name="P2" draw:layer="layout" svg:width="3.758cm" svg:height="1.27cm" svg:x="9.047cm" svg:y="14.833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92cm" svg:height="1.27cm" svg:x="1.97cm" svg:y="16.333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16.24cm" svg:y="18.556cm">
          <text:p text:style-name="P1">B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27cm" svg:height="1.905cm" svg:x="16.875cm" svg:y="14.1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905cm" svg:x="17.192cm" svg:y="14.4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905cm" svg:x="17.51cm" svg:y="14.746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72cm" svg:height="0.962cm" svg:x="16.377cm" svg:y="16.663cm">
          <draw:text-box>
            <text:p>Fichiers</text:p>
          </draw:text-box>
        </draw:frame>
        <draw:line draw:style-name="gr6" draw:text-style-name="P5" draw:layer="layout" svg:x1="5.762cm" svg:y1="16.786cm" svg:x2="8.937cm" svg:y2="15.287cm">
          <text:p/>
        </draw:line>
        <draw:line draw:style-name="gr6" draw:text-style-name="P5" draw:layer="layout" svg:x1="12.747cm" svg:y1="15.605cm" svg:x2="16.24cm" svg:y2="15.605cm">
          <text:p/>
        </draw:line>
        <draw:line draw:style-name="gr6" draw:text-style-name="P5" draw:layer="layout" svg:x1="12.747cm" svg:y1="19.732cm" svg:x2="15.922cm" svg:y2="19.732cm">
          <text:p/>
        </draw:line>
        <draw:line draw:style-name="gr6" draw:text-style-name="P5" draw:layer="layout" svg:x1="8.937cm" svg:y1="19.732cm" svg:x2="5.822cm" svg:y2="17.486cm">
          <text:p/>
        </draw:line>
        <draw:frame draw:style-name="gr7" draw:text-style-name="P4" draw:layer="layout" svg:width="2.161cm" svg:height="0.962cm" svg:x="6.415cm" svg:y="12.598cm">
          <draw:text-box>
            <text:p>HTTP</text:p>
          </draw:text-box>
        </draw:frame>
        <draw:frame draw:style-name="gr8" draw:text-style-name="P4" draw:layer="layout" svg:width="2.229cm" svg:height="0.962cm" svg:x="7.397cm" svg:y="16.221cm">
          <draw:text-box>
            <text:p>HTML</text:p>
          </draw:text-box>
        </draw:frame>
        <draw:frame draw:style-name="gr10" draw:text-style-name="P4" draw:layer="layout" svg:width="1.81cm" svg:height="0.962cm" svg:x="6.38cm" svg:y="14.798cm">
          <draw:text-box>
            <text:p>GET</text:p>
          </draw:text-box>
        </draw:frame>
        <draw:custom-shape draw:style-name="gr1" draw:text-style-name="P2" draw:layer="layout" svg:width="3.758cm" svg:height="1.27cm" svg:x="9.047cm" svg:y="18.933cm">
          <text:p text:style-name="P1">Server REST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719cm" svg:height="0.962cm" svg:x="7.645cm" svg:y="17.588cm">
          <draw:text-box>
            <text:p>GET/POST</text:p>
          </draw:text-box>
        </draw:frame>
        <draw:line draw:style-name="gr6" draw:text-style-name="P5" draw:layer="layout" svg:x1="8.937cm" svg:y1="15.605cm" svg:x2="5.823cm" svg:y2="16.986cm">
          <text:p/>
        </draw:line>
        <draw:line draw:style-name="gr6" draw:text-style-name="P5" draw:layer="layout" svg:x1="5.762cm" svg:y1="17.192cm" svg:x2="8.937cm" svg:y2="19.415cm">
          <text:p/>
        </draw:line>
        <draw:frame draw:style-name="gr11" draw:text-style-name="P4" draw:layer="layout" svg:width="2.195cm" svg:height="0.962cm" svg:x="6.28cm" svg:y="19.405cm">
          <draw:text-box>
            <text:p>XML</text:p>
          </draw:text-box>
        </draw:frame>
      </draw:page>
      <draw:page draw:name="page2" draw:style-name="dp1" draw:master-page-name="Default">
        <draw:custom-shape draw:style-name="gr12" draw:text-style-name="P2" draw:layer="layout" svg:width="3.758cm" svg:height="5.533cm" svg:x="9.047cm" svg:y="19.334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92cm" svg:height="1.27cm" svg:x="1.97cm" svg:y="20.834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2.54cm" svg:x="16.24cm" svg:y="23.057cm">
          <text:p text:style-name="P1">B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27cm" svg:height="1.905cm" svg:x="16.875cm" svg:y="18.6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905cm" svg:x="17.192cm" svg:y="18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905cm" svg:x="17.51cm" svg:y="19.24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72cm" svg:height="0.962cm" svg:x="16.377cm" svg:y="21.164cm">
          <draw:text-box>
            <text:p>Fichiers</text:p>
          </draw:text-box>
        </draw:frame>
        <draw:line draw:style-name="gr6" draw:text-style-name="P5" draw:layer="layout" svg:x1="5.762cm" svg:y1="21.287cm" svg:x2="8.937cm" svg:y2="19.788cm">
          <text:p/>
        </draw:line>
        <draw:line draw:style-name="gr6" draw:text-style-name="P5" draw:layer="layout" svg:x1="12.747cm" svg:y1="20.106cm" svg:x2="16.24cm" svg:y2="20.106cm">
          <text:p/>
        </draw:line>
        <draw:line draw:style-name="gr6" draw:text-style-name="P5" draw:layer="layout" svg:x1="12.747cm" svg:y1="24.233cm" svg:x2="15.922cm" svg:y2="24.233cm">
          <text:p/>
        </draw:line>
        <draw:line draw:style-name="gr6" draw:text-style-name="P5" draw:layer="layout" svg:x1="8.937cm" svg:y1="24.233cm" svg:x2="5.822cm" svg:y2="21.987cm">
          <text:p/>
        </draw:line>
        <draw:frame draw:style-name="gr7" draw:text-style-name="P4" draw:layer="layout" svg:width="2.161cm" svg:height="0.962cm" svg:x="6.415cm" svg:y="16.899cm">
          <draw:text-box>
            <text:p>HTTP</text:p>
          </draw:text-box>
        </draw:frame>
        <draw:frame draw:style-name="gr8" draw:text-style-name="P4" draw:layer="layout" svg:width="2.229cm" svg:height="0.962cm" svg:x="7.397cm" svg:y="20.722cm">
          <draw:text-box>
            <text:p>HTML</text:p>
          </draw:text-box>
        </draw:frame>
        <draw:frame draw:style-name="gr10" draw:text-style-name="P4" draw:layer="layout" svg:width="1.81cm" svg:height="0.962cm" svg:x="6.38cm" svg:y="19.299cm">
          <draw:text-box>
            <text:p>GET</text:p>
          </draw:text-box>
        </draw:frame>
        <draw:frame draw:style-name="gr9" draw:text-style-name="P4" draw:layer="layout" svg:width="3.719cm" svg:height="0.962cm" svg:x="7.445cm" svg:y="22.489cm">
          <draw:text-box>
            <text:p>GET/POST</text:p>
          </draw:text-box>
        </draw:frame>
        <draw:line draw:style-name="gr6" draw:text-style-name="P5" draw:layer="layout" svg:x1="8.937cm" svg:y1="20.106cm" svg:x2="5.823cm" svg:y2="21.487cm">
          <text:p/>
        </draw:line>
        <draw:line draw:style-name="gr6" draw:text-style-name="P5" draw:layer="layout" svg:x1="5.762cm" svg:y1="21.693cm" svg:x2="8.937cm" svg:y2="23.916cm">
          <text:p/>
        </draw:line>
        <draw:frame draw:style-name="gr11" draw:text-style-name="P4" draw:layer="layout" svg:width="2.195cm" svg:height="0.962cm" svg:x="6.28cm" svg:y="23.906cm">
          <draw:text-box>
            <text:p>JSON</text:p>
          </draw:text-box>
        </draw:frame>
        <draw:custom-shape draw:style-name="gr1" draw:text-style-name="P2" draw:layer="layout" svg:width="3.758cm" svg:height="1.27cm" svg:x="9.047cm" svg:y="6.534cm"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792cm" svg:height="1.27cm" svg:x="1.97cm" svg:y="8.034cm">
          <text:p text:style-name="P1">Brow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16.24cm" svg:y="10.257cm">
          <text:p text:style-name="P1">BDD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27cm" svg:height="1.905cm" svg:x="16.875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905cm" svg:x="17.192cm" svg:y="6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7cm" svg:height="1.905cm" svg:x="17.51cm" svg:y="6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72cm" svg:height="0.962cm" svg:x="16.377cm" svg:y="8.364cm">
          <draw:text-box>
            <text:p>Fichiers</text:p>
          </draw:text-box>
        </draw:frame>
        <draw:line draw:style-name="gr6" draw:text-style-name="P5" draw:layer="layout" svg:x1="5.762cm" svg:y1="8.487cm" svg:x2="8.937cm" svg:y2="6.988cm">
          <text:p/>
        </draw:line>
        <draw:line draw:style-name="gr6" draw:text-style-name="P5" draw:layer="layout" svg:x1="12.747cm" svg:y1="7.306cm" svg:x2="16.24cm" svg:y2="7.306cm">
          <text:p/>
        </draw:line>
        <draw:line draw:style-name="gr6" draw:text-style-name="P5" draw:layer="layout" svg:x1="12.747cm" svg:y1="11.433cm" svg:x2="15.922cm" svg:y2="11.433cm">
          <text:p/>
        </draw:line>
        <draw:line draw:style-name="gr6" draw:text-style-name="P5" draw:layer="layout" svg:x1="8.937cm" svg:y1="11.433cm" svg:x2="5.822cm" svg:y2="9.187cm">
          <text:p/>
        </draw:line>
        <draw:frame draw:style-name="gr7" draw:text-style-name="P4" draw:layer="layout" svg:width="2.161cm" svg:height="0.962cm" svg:x="6.415cm" svg:y="4.299cm">
          <draw:text-box>
            <text:p>HTTP</text:p>
          </draw:text-box>
        </draw:frame>
        <draw:frame draw:style-name="gr8" draw:text-style-name="P4" draw:layer="layout" svg:width="2.229cm" svg:height="0.962cm" svg:x="7.397cm" svg:y="7.922cm">
          <draw:text-box>
            <text:p>HTML</text:p>
          </draw:text-box>
        </draw:frame>
        <draw:frame draw:style-name="gr10" draw:text-style-name="P4" draw:layer="layout" svg:width="1.81cm" svg:height="0.962cm" svg:x="6.38cm" svg:y="6.499cm">
          <draw:text-box>
            <text:p>GET</text:p>
          </draw:text-box>
        </draw:frame>
        <draw:custom-shape draw:style-name="gr1" draw:text-style-name="P2" draw:layer="layout" svg:width="3.758cm" svg:height="1.27cm" svg:x="9.047cm" svg:y="10.634cm">
          <text:p text:style-name="P1">Server RES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3.719cm" svg:height="0.962cm" svg:x="7.645cm" svg:y="9.289cm">
          <draw:text-box>
            <text:p>GET/POST</text:p>
          </draw:text-box>
        </draw:frame>
        <draw:line draw:style-name="gr6" draw:text-style-name="P5" draw:layer="layout" svg:x1="8.937cm" svg:y1="7.306cm" svg:x2="5.823cm" svg:y2="8.687cm">
          <text:p/>
        </draw:line>
        <draw:line draw:style-name="gr6" draw:text-style-name="P5" draw:layer="layout" svg:x1="5.762cm" svg:y1="8.893cm" svg:x2="8.937cm" svg:y2="11.116cm">
          <text:p/>
        </draw:line>
        <draw:frame draw:style-name="gr11" draw:text-style-name="P4" draw:layer="layout" svg:width="2.195cm" svg:height="0.962cm" svg:x="6.28cm" svg:y="11.106cm">
          <draw:text-box>
            <text:p>JSON</text:p>
          </draw:text-box>
        </draw:frame>
      </draw:page>
      <draw:page draw:name="page3" draw:style-name="dp1" draw:master-page-name="Default"/>
      <draw:page draw:name="page4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23T18:48:12.509811360</meta:creation-date>
    <dc:date>2022-05-23T19:21:43.828088778</dc:date>
    <meta:editing-duration>PT14M7S</meta:editing-duration>
    <meta:editing-cycles>6</meta:editing-cycles>
    <meta:generator>LibreOffice/7.3.0.3$MacOSX_X86_64 LibreOffice_project/0f246aa12d0eee4a0f7adcefbf7c878fc2238db3</meta:generator>
    <meta:document-statistic meta:object-count="70"/>
  </office:meta>
</office:document-meta>
</file>